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6900000078647D85B44F0C34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191cm" fo:margin-left="0cm" fo:margin-top="0cm" fo:margin-bottom="0cm" table:align="left"/>
    </style:style>
    <style:style style:name="Table1.A" style:family="table-column">
      <style:table-column-properties style:column-width="17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7.191cm" fo:margin-left="0cm" fo:margin-top="0cm" fo:margin-bottom="0cm" table:align="left"/>
    </style:style>
    <style:style style:name="Table2.A" style:family="table-column">
      <style:table-column-properties style:column-width="17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7.191cm" fo:margin-left="0cm" fo:margin-top="0cm" fo:margin-bottom="0cm" table:align="left"/>
    </style:style>
    <style:style style:name="Table3.A" style:family="table-column">
      <style:table-column-properties style:column-width="17.19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7.191cm" fo:margin-left="0cm" fo:margin-top="0cm" fo:margin-bottom="0cm" table:align="left"/>
    </style:style>
    <style:style style:name="Table4.A" style:family="table-column">
      <style:table-column-properties style:column-width="17.19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7.191cm" fo:margin-left="0cm" fo:margin-top="0cm" fo:margin-bottom="0cm" table:align="left"/>
    </style:style>
    <style:style style:name="Table5.A" style:family="table-column">
      <style:table-column-properties style:column-width="17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7.191cm" fo:margin-left="0cm" fo:margin-top="0cm" fo:margin-bottom="0cm" table:align="left"/>
    </style:style>
    <style:style style:name="Table6.A" style:family="table-column">
      <style:table-column-properties style:column-width="17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7.191cm" fo:margin-left="0cm" fo:margin-top="0cm" fo:margin-bottom="0cm" table:align="left"/>
    </style:style>
    <style:style style:name="Table7.A" style:family="table-column">
      <style:table-column-properties style:column-width="17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7.191cm" fo:margin-left="0cm" fo:margin-top="0cm" fo:margin-bottom="0cm" table:align="left"/>
    </style:style>
    <style:style style:name="Table8.A" style:family="table-column">
      <style:table-column-properties style:column-width="17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0pt" fo:background-color="#ffffff" style:font-name-asian="Consolas1" style:font-size-asian="10pt" style:font-name-complex="Consolas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800080" style:font-name="Consolas" fo:font-size="10pt" fo:background-color="#ffffff" style:font-name-asian="Consolas1" style:font-size-asian="10pt" style:font-name-complex="Consolas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696969" style:font-name="Consolas" fo:font-size="10pt" fo:background-color="#ffffff" style:font-name-asian="Consolas1" style:font-size-asian="10pt" style:font-name-complex="Consolas1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nsolas" fo:font-size="10pt" fo:background-color="#ffffff" style:font-name-asian="Consolas1" style:font-size-asian="10pt" style:font-name-complex="Consolas1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1ea199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ea199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cfee1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ea199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1ea199" officeooo:paragraph-rsid="001ea199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206f17" officeooo:paragraph-rsid="00206f17"/>
    </style:style>
    <style:style style:name="P25" style:family="paragraph" style:parent-style-name="Heading_20_1" style:master-page-name="First_20_Page">
      <style:paragraph-properties style:page-number="1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3" style:family="text">
      <style:text-properties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ea199" style:font-weight-asian="bold"/>
    </style:style>
    <style:style style:name="T7" style:family="text">
      <style:text-properties fo:color="#004a43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8" style:family="text">
      <style:text-properties fo:color="#800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9" style:family="text">
      <style:text-properties fo:color="#800000" style:font-name="Consolas" fo:font-size="10pt" fo:font-weight="bold" fo:background-color="#ffffff" loext:char-shading-value="0" style:font-name-asian="Consolas1" style:font-size-asian="10pt" style:font-weight-asian="bold" style:font-name-complex="Consolas1" style:font-size-complex="10pt"/>
    </style:style>
    <style:style style:name="T10" style:family="text">
      <style:text-properties fo:color="#40015a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1" style:family="text">
      <style:text-properties fo:color="#400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2" style:family="text">
      <style:text-properties fo:color="#80803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3" style:family="text">
      <style:text-properties fo:color="#80008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4" style:family="text">
      <style:text-properties fo:color="#008c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5" style:family="text">
      <style:text-properties fo:color="#603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6" style:family="text">
      <style:text-properties fo:color="#0000e6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7" style:family="text">
      <style:text-properties fo:color="#007997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8" style:family="text">
      <style:text-properties fo:color="#0f69ff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19" style:family="text">
      <style:text-properties fo:color="#696969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0" style:family="text">
      <style:text-properties fo:color="#008000" style:font-name="Consolas" fo:font-size="10pt" fo:background-color="#ffffff" loext:char-shading-value="0" style:font-name-asian="Consolas1" style:font-size-asian="10pt" style:font-name-complex="Consolas1" style:font-size-complex="10pt"/>
    </style:style>
    <style:style style:name="T21" style:family="text">
      <style:text-properties officeooo:rsid="00206f17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81jbgszg9kfy"/>Ejercicios Módulo 1. 4 - Temporización</text:p>
      <text:p text:style-name="Heading_20_2"><text:bookmark text:name="_x11j9h5tqbcp"/>Objetivo</text:p>
      <text:p text:style-name="Standard">El objetivo de esta hoja de ejercicios es familiarizarse con los mecanismos de temporización que ofrece el sistema. Específicamente, trabajaremos:</text:p>
      <text:list xml:id="list3825810240" text:style-name="WWNum2">
        <text:list-item>
          <text:p text:style-name="P10">Diferentes relojes del sistema</text:p>
        </text:list-item>
        <text:list-item>
          <text:p text:style-name="P10">Temporización de aplicaciones</text:p>
        </text:list-item>
        <text:list-item>
          <text:p text:style-name="P12">Llamadas al sistema y de librería relacionadas</text:p>
        </text:list-item>
      </text:list>
      <text:p text:style-name="Heading_20_2"><text:bookmark text:name="_eolfiztx1bd3"/>Lecturas previas recomendadas</text:p>
      <text:list xml:id="list1599402917" text:style-name="WWNum1">
        <text:list-item>
          <text:p text:style-name="P11"><text:span text:style-name="T4">Advanced Linux Programming</text:span>, capítulo 8.</text:p>
        </text:list-item>
        <text:list-item>
          <text:p text:style-name="P11"><text:span text:style-name="T4">Linux System Programming</text:span>, capítulo 11 y 6. </text:p>
        </text:list-item>
        <text:list-item>
          <text:p text:style-name="P13">Diapositivas del Módulo 1. Sección <text:span text:style-name="T4">Temporización</text:span>.</text:p>
        </text:list-item>
      </text:list>
      <text:p text:style-name="Heading_20_2"><text:bookmark text:name="_fdy80xu3hdef"/>Temporización e información horaria</text:p>
      <text:p text:style-name="Standard"><text:span text:style-name="T5">Cuestión 1.</text:span> Consulta la página de manual <text:span text:style-name="T5">time</text:span> de la sección 7. ¿Qué es un <text:span text:style-name="T5">jiffie</text:span>? Utiliza la orden <text:span text:style-name="T5">grep HZ <text:s/>/boot/config-4.9.111.lin</text:span> para conocer el valor de la constante <text:span text:style-name="T5">HZ</text:span> en tu sistema. (El nombre del fichero puede variar en función de la distribución Linux utilizada)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El kernel de Linux mantiene una variable global denominada <text:span text:style-name="Source_20_Text">jiffies</text:span>, que representa la cantidad de tics de cronómetro transcurridos desde el arranque de la máquina. Esta variable se inicia en cero y aumenta con cada interrupción del cronómetro. </text:p>
            <text:p text:style-name="P7">CONFIG_NO_HZ_COMMON=y</text:p>
            <text:p text:style-name="P20"># CONFIG_HZ_PERIODIC is not set</text:p>
            <text:p text:style-name="P20">CONFIG_NO_HZ_IDLE=y</text:p>
            <text:p text:style-name="P20"># CONFIG_NO_HZ_FULL is not set</text:p>
            <text:p text:style-name="P20">CONFIG_NO_HZ=y</text:p>
            <text:p text:style-name="P20"># CONFIG_HZ_100 is not set</text:p>
            <text:p text:style-name="P20">CONFIG_HZ_250=y</text:p>
            <text:p text:style-name="P20"># CONFIG_HZ_300 is not set</text:p>
            <text:p text:style-name="P20"># CONFIG_HZ_1000 is not set</text:p>
            <text:p text:style-name="P20">CONFIG_HZ=250</text:p>
            <text:p text:style-name="P20">CONFIG_MACHZ_WDT=m</text:p>
            <text:p text:style-name="P7"><text:soft-page-break/></text:p>
          </table:table-cell>
        </table:table-row>
      </table:table>
      <text:p text:style-name="Standard"/>
      <text:p text:style-name="Standard"><text:span text:style-name="T5">Cuestión 2.</text:span> Consulta la página de manual de <text:span text:style-name="T5">rtc</text:span> (sección 4). <text:s/>¿Cuál es la diferencia entre el reloj <text:span text:style-name="T5">RTC</text:span> y el <text:span text:style-name="T5">System Clock</text:span>? En tu máquina virtual, ¿coinciden ambos? Usa la herramienta <text:span text:style-name="T5">hwclock</text:span> (ver <text:span text:style-name="T5">man</text:span> sección 8) para mostrar el valor del <text:span text:style-name="T5">RTC</text:span> y para ajustar el <text:span text:style-name="T5">System Clock</text:span> si procede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5">RTC :</text:span>guarda los valores de: año, mes, día, hora, minuto y segundos. No tiene la capacidad de guardar el horario estándar (localtime o UTC), ni si DST (horario de verano) se utiliza. </text:p>
            <text:p text:style-name="P21"><text:span text:style-name="T5">System Clock :</text:span>realiza un seguimiento de: Hora, Zona horaria y DTS (el horario de verano, si procede). Ello es calculado por el kernel de Linux por el número de segundos transcurridos desde la medianoche del 1 de enero 1970, UTC</text:p>
            <text:p text:style-name="P23">La principal diferencia es que el RTC trabaja a baja potencia y el system <text:span text:style-name="T21">al ser software </text:span>no.</text:p>
            <text:p text:style-name="P18"><text:span text:style-name="T5">RTC:</text:span>2020-02-17 11:50:29.206837+0100 <text:span text:style-name="T5">sudo hwclock -r</text:span></text:p>
            <text:p text:style-name="P22"><text:span text:style-name="T5">System Clock:</text:span>lun feb 17 11:51:36 CET 2020 <text:span text:style-name="T6">date</text:span></text:p>
            <text:p text:style-name="P19"/>
            <text:p text:style-name="P24">Si coinciden.</text:p>
          </table:table-cell>
        </table:table-row>
      </table:table>
      <text:p text:style-name="Standard"/>
      <text:p text:style-name="Standard"><text:span text:style-name="T5">Cuestión 3.</text:span> ¿Qué orden <text:span text:style-name="T5">bash</text:span> podemos usar para temporizar una aplicación que lancemos desde el intérprete de órdenes?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time </text:p>
          </table:table-cell>
        </table:table-row>
      </table:table>
      <text:p text:style-name="Standard"/>
      <text:p text:style-name="Standard"><text:span text:style-name="T5">Cuestión 4 - temp1.c.</text:span> Compila y ejecuta el código de <text:span text:style-name="T5">temp1.c</text:span> e interpreta el resultado. ¿Qué precisión tienen los diferentes relojes? Completa el código llamando a la función <text:span text:style-name="T5">clock_gettime()</text:span> para cada reloj y compara los resultado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7">#include </text:span><text:span text:style-name="T8">&lt;</text:span><text:span text:style-name="T10">time.h</text:span><text:span text:style-name="T8">&gt;</text:span></text:p>
            <text:p text:style-name="P7"><text:span text:style-name="T7">#include </text:span><text:span text:style-name="T8">&lt;</text:span><text:span text:style-name="T10">stdio.h</text:span><text:span text:style-name="T8">&gt;</text:span></text:p>
            <text:p text:style-name="P8"/>
            <text:p text:style-name="P7"><text:span text:style-name="T9">int</text:span><text:span text:style-name="T3"> </text:span><text:span text:style-name="T11">main</text:span><text:span text:style-name="T12">()</text:span><text:span text:style-name="T3"> </text:span><text:span text:style-name="T13">{</text:span></text:p>
            <text:p text:style-name="P8"/>
            <text:p text:style-name="P7"><text:span text:style-name="T3"><text:s text:c="2"/>clockid_t clocks</text:span><text:span text:style-name="T12">[]</text:span><text:span text:style-name="T3"> </text:span><text:span text:style-name="T12">=</text:span><text:span text:style-name="T3"> </text:span><text:span text:style-name="T13">{</text:span></text:p>
            <text:p text:style-name="P7"><text:span text:style-name="T3"><text:s text:c="4"/>CLOCK_REALTIME</text:span><text:span text:style-name="T12">,</text:span></text:p>
            <text:p text:style-name="P7"><text:span text:style-name="T3"><text:s text:c="4"/>CLOCK_MONOTONIC</text:span><text:span text:style-name="T12">,</text:span></text:p>
            <text:p text:style-name="P7"><text:span text:style-name="T3"><text:s text:c="4"/>CLOCK_PROCESS_CPUTIME_ID</text:span><text:span text:style-name="T12">,</text:span></text:p>
            <text:p text:style-name="P7"><text:span text:style-name="T3"><text:s text:c="4"/>CLOCK_THREAD_CPUTIME_ID</text:span><text:span text:style-name="T12">,</text:span></text:p>
            <text:p text:style-name="P7"><text:span text:style-name="T3"><text:s text:c="4"/>CLOCK_MONOTONIC_RAW</text:span><text:span text:style-name="T12">,</text:span></text:p>
            <text:p text:style-name="P7"><text:span text:style-name="T3"><text:s text:c="4"/>CLOCK_REALTIME_COARSE</text:span><text:span text:style-name="T12">,</text:span></text:p>
            <text:p text:style-name="P7"><text:span text:style-name="T3"><text:s text:c="4"/></text:span><text:span text:style-name="T12">(</text:span><text:span text:style-name="T3">clockid_t</text:span><text:span text:style-name="T12">)</text:span><text:span text:style-name="T3"> </text:span><text:span text:style-name="T12">-</text:span><text:span text:style-name="T3"> </text:span><text:span text:style-name="T14">1</text:span><text:span text:style-name="T3"> </text:span></text:p>
            <text:p text:style-name="P7"><text:span text:style-name="T3"><text:s text:c="2"/></text:span><text:span text:style-name="T13">};</text:span></text:p>
            <text:p text:style-name="P8"/>
            <text:p text:style-name="P7"><text:span text:style-name="T3"><text:s text:c="2"/></text:span><text:span text:style-name="T9">int</text:span><text:span text:style-name="T3"> i</text:span><text:span text:style-name="T13">;</text:span></text:p>
            <text:p text:style-name="P8"/>
            <text:p text:style-name="P7"><text:soft-page-break/><text:span text:style-name="T3"><text:s text:c="2"/></text:span><text:span text:style-name="T9">for</text:span><text:span text:style-name="T3"> </text:span><text:span text:style-name="T12">(</text:span><text:span text:style-name="T3">i </text:span><text:span text:style-name="T12">=</text:span><text:span text:style-name="T3"> </text:span><text:span text:style-name="T14">0</text:span><text:span text:style-name="T13">;</text:span><text:span text:style-name="T3"> clocks</text:span><text:span text:style-name="T12">[</text:span><text:span text:style-name="T3">i</text:span><text:span text:style-name="T12">]</text:span><text:span text:style-name="T3"> </text:span><text:span text:style-name="T12">!=</text:span><text:span text:style-name="T3"> </text:span><text:span text:style-name="T12">(</text:span><text:span text:style-name="T3">clockid_t</text:span><text:span text:style-name="T12">)</text:span><text:span text:style-name="T3"> </text:span><text:span text:style-name="T12">-</text:span><text:span text:style-name="T3"> </text:span><text:span text:style-name="T14">1</text:span><text:span text:style-name="T13">;</text:span><text:span text:style-name="T3"> i</text:span><text:span text:style-name="T12">++)</text:span><text:span text:style-name="T3"> </text:span><text:span text:style-name="T13">{</text:span></text:p>
            <text:p text:style-name="P7"><text:span text:style-name="T3"><text:s text:c="4"/></text:span><text:span text:style-name="T9">struct</text:span><text:span text:style-name="T3"> timespec res</text:span><text:span text:style-name="T13">;</text:span></text:p>
            <text:p text:style-name="P7"><text:span text:style-name="T3"><text:s text:c="4"/></text:span><text:span text:style-name="T9">int</text:span><text:span text:style-name="T3"> ret</text:span><text:span text:style-name="T13">;</text:span></text:p>
            <text:p text:style-name="P8"/>
            <text:p text:style-name="P7"><text:span text:style-name="T3"><text:s text:c="4"/>ret </text:span><text:span text:style-name="T12">=</text:span><text:span text:style-name="T3"> clock_getres </text:span><text:span text:style-name="T12">(</text:span><text:span text:style-name="T3">clocks</text:span><text:span text:style-name="T12">[</text:span><text:span text:style-name="T3">i</text:span><text:span text:style-name="T12">],</text:span><text:span text:style-name="T3"> </text:span><text:span text:style-name="T12">&amp;</text:span><text:span text:style-name="T3">res</text:span><text:span text:style-name="T12">)</text:span><text:span text:style-name="T13">;</text:span></text:p>
            <text:p text:style-name="P7"><text:span text:style-name="T3"><text:s text:c="4"/></text:span><text:span text:style-name="T9">if</text:span><text:span text:style-name="T3"> </text:span><text:span text:style-name="T12">(</text:span><text:span text:style-name="T3">ret</text:span><text:span text:style-name="T12">)</text:span></text:p>
            <text:p text:style-name="P7"><text:span text:style-name="T3"><text:s text:c="6"/></text:span><text:span text:style-name="T15">perror</text:span><text:span text:style-name="T3"> </text:span><text:span text:style-name="T12">(</text:span><text:span text:style-name="T8">"</text:span><text:span text:style-name="T16">clock_getres</text:span><text:span text:style-name="T8">"</text:span><text:span text:style-name="T12">)</text:span><text:span text:style-name="T13">;</text:span></text:p>
            <text:p text:style-name="P7"><text:span text:style-name="T3"><text:s text:c="4"/></text:span><text:span text:style-name="T9">else</text:span></text:p>
            <text:p text:style-name="P7"><text:span text:style-name="T3"><text:s text:c="6"/></text:span><text:span text:style-name="T15">printf</text:span><text:span text:style-name="T3"> </text:span><text:span text:style-name="T12">(</text:span><text:span text:style-name="T8">"</text:span><text:span text:style-name="T16">clock=</text:span><text:span text:style-name="T17">%d</text:span><text:span text:style-name="T16"> sec=</text:span><text:span text:style-name="T17">%ld</text:span><text:span text:style-name="T16"> nsec=</text:span><text:span text:style-name="T17">%ld</text:span><text:span text:style-name="T18">\n</text:span><text:span text:style-name="T8">"</text:span><text:span text:style-name="T12">,</text:span></text:p>
            <text:p text:style-name="P7"><text:span text:style-name="T3"><text:s text:c="14"/>clocks</text:span><text:span text:style-name="T12">[</text:span><text:span text:style-name="T3">i</text:span><text:span text:style-name="T12">],</text:span><text:span text:style-name="T3"> res</text:span><text:span text:style-name="T12">.</text:span><text:span text:style-name="T3">tv_sec</text:span><text:span text:style-name="T12">,</text:span><text:span text:style-name="T3"> res</text:span><text:span text:style-name="T12">.</text:span><text:span text:style-name="T3">tv_nsec</text:span><text:span text:style-name="T12">)</text:span><text:span text:style-name="T13">;</text:span></text:p>
            <text:p text:style-name="P7"><text:span text:style-name="T3"><text:s text:c="2"/></text:span><text:span text:style-name="T13">}</text:span></text:p>
            <text:p text:style-name="P14">}</text:p>
          </table:table-cell>
        </table:table-row>
      </table:table>
      <text:p text:style-name="Standard"/>
      <text:p text:style-name="Standard"><text:span text:style-name="T5">Ejercicio 1 - temp2.c.</text:span> Temporiza el bucle principal del programa, y muestra su tiempo de ejecución con precisión de milisegundos. Tras completar el código, prueba a compilarlo con diferentes niveles de optimización y comprueba las diferencias de tiempo. Trata de encontrar un código para el bucle que requiera más tiempo de CPU para poder tomar medidas más representativas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7">#include </text:span><text:span text:style-name="T8">&lt;</text:span><text:span text:style-name="T10">sys/time.h</text:span><text:span text:style-name="T8">&gt;</text:span></text:p>
            <text:p text:style-name="P7"><text:span text:style-name="T7">#include </text:span><text:span text:style-name="T8">&lt;</text:span><text:span text:style-name="T10">stdio.h</text:span><text:span text:style-name="T8">&gt;</text:span></text:p>
            <text:p text:style-name="P8"/>
            <text:p text:style-name="P15">/* Tras completar el código, prueba a compilarlo con diferentes niveles</text:p>
            <text:p text:style-name="P15">de optimización y comprueba las diferencias de tiempo.</text:p>
            <text:p text:style-name="P15">Trata de encontrar un codigo que requiera mas tiempo de CPU en el bucle</text:p>
            <text:p text:style-name="P15">*/</text:p>
            <text:p text:style-name="P8"/>
            <text:p text:style-name="P7"><text:span text:style-name="T9">int</text:span><text:span text:style-name="T3"> </text:span><text:span text:style-name="T11">main</text:span><text:span text:style-name="T12">()</text:span><text:span text:style-name="T3"> </text:span><text:span text:style-name="T13">{</text:span></text:p>
            <text:p text:style-name="P7"><text:span text:style-name="T3"><text:s text:c="2"/></text:span><text:span text:style-name="T9">int</text:span><text:span text:style-name="T3"> i</text:span><text:span text:style-name="T12">,</text:span><text:span text:style-name="T3">a</text:span><text:span text:style-name="T12">=</text:span><text:span text:style-name="T14">0</text:span><text:span text:style-name="T13">;</text:span></text:p>
            <text:p text:style-name="P15">/* Declarar tv_ini, tv_fin, t_ini y t_fin */</text:p>
            <text:p text:style-name="P8"><text:s text:c="8"/></text:p>
            <text:p text:style-name="P15">/* Obtener el tiempo actual */</text:p>
            <text:p text:style-name="P7"><text:span text:style-name="T3"><text:s text:c="2"/></text:span><text:span text:style-name="T9">for</text:span><text:span text:style-name="T3"> </text:span><text:span text:style-name="T12">(</text:span><text:span text:style-name="T3">i</text:span><text:span text:style-name="T12">=</text:span><text:span text:style-name="T14">0</text:span><text:span text:style-name="T13">;</text:span><text:span text:style-name="T3">i</text:span><text:span text:style-name="T12">&lt;</text:span><text:span text:style-name="T14">10000</text:span><text:span text:style-name="T13">;</text:span><text:span text:style-name="T3">i</text:span><text:span text:style-name="T12">++)</text:span></text:p>
            <text:p text:style-name="P7"><text:span text:style-name="T3"><text:s text:c="4"/>a</text:span><text:span text:style-name="T12">++</text:span><text:span text:style-name="T13">;</text:span></text:p>
            <text:p text:style-name="P8"><text:s text:c="4"/></text:p>
            <text:p text:style-name="P15">/* Obtener el tiempo actual */</text:p>
            <text:p text:style-name="P8"><text:s text:c="4"/></text:p>
            <text:p text:style-name="P15">/* Calcular el número de segundos total */</text:p>
            <text:p text:style-name="P8"><text:s text:c="4"/></text:p>
            <text:p text:style-name="P7"><text:span text:style-name="T3"><text:s text:c="2"/>t_ini </text:span><text:span text:style-name="T12">=(</text:span><text:span text:style-name="T9">double</text:span><text:span text:style-name="T12">)</text:span><text:span text:style-name="T3"> </text:span><text:span text:style-name="T12">(</text:span><text:span text:style-name="T3"> <text:s/></text:span><text:span text:style-name="T12">+</text:span><text:span text:style-name="T3"> </text:span><text:span text:style-name="T12">(</text:span><text:span text:style-name="T3"> <text:s/></text:span><text:span text:style-name="T12">*</text:span><text:span text:style-name="T3"> </text:span><text:span text:style-name="T20">1E-6</text:span><text:span text:style-name="T12">)</text:span><text:span text:style-name="T3"> </text:span><text:span text:style-name="T12">)</text:span><text:span text:style-name="T13">;</text:span></text:p>
            <text:p text:style-name="P7"><text:span text:style-name="T3"><text:s text:c="2"/>t_fin </text:span><text:span text:style-name="T12">=(</text:span><text:span text:style-name="T9">double</text:span><text:span text:style-name="T12">)</text:span><text:span text:style-name="T3"> </text:span><text:span text:style-name="T12">(</text:span><text:span text:style-name="T3"> <text:s/></text:span><text:span text:style-name="T12">+</text:span><text:span text:style-name="T3"> </text:span><text:span text:style-name="T12">(</text:span><text:span text:style-name="T3"> <text:s/></text:span><text:span text:style-name="T12">*</text:span><text:span text:style-name="T3"> </text:span><text:span text:style-name="T20">1E-6</text:span><text:span text:style-name="T12">)</text:span><text:span text:style-name="T3"> </text:span><text:span text:style-name="T12">)</text:span><text:span text:style-name="T13">;</text:span><text:span text:style-name="T3"> <text:s text:c="3"/></text:span></text:p>
            <text:p text:style-name="P8"><text:s text:c="4"/></text:p>
            <text:p text:style-name="P7"><text:span text:style-name="T19">/* Imprimir resultados */</text:span><text:span text:style-name="T3"> <text:s text:c="3"/></text:span></text:p>
            <text:p text:style-name="P7"><text:span text:style-name="T3"><text:s text:c="2"/></text:span><text:span text:style-name="T15">printf</text:span><text:span text:style-name="T12">(</text:span><text:span text:style-name="T8">"</text:span><text:span text:style-name="T16">tini=</text:span><text:span text:style-name="T17">%f</text:span><text:span text:style-name="T16">, tfin=</text:span><text:span text:style-name="T17">%f</text:span><text:span text:style-name="T16"> dif=</text:span><text:span text:style-name="T17">%f</text:span><text:span text:style-name="T18">\n</text:span><text:span text:style-name="T8">"</text:span><text:span text:style-name="T12">,)</text:span><text:span text:style-name="T13">;</text:span></text:p>
            <text:p text:style-name="P7"><text:span text:style-name="T3"><text:s text:c="2"/></text:span><text:span text:style-name="T15">printf</text:span><text:span text:style-name="T12">(</text:span><text:span text:style-name="T8">"</text:span><text:span text:style-name="T16">a=</text:span><text:span text:style-name="T17">%d</text:span><text:span text:style-name="T18">\n</text:span><text:span text:style-name="T8">"</text:span><text:span text:style-name="T12">,</text:span><text:span text:style-name="T3">a</text:span><text:span text:style-name="T12">)</text:span><text:span text:style-name="T13">;</text:span></text:p>
            <text:p text:style-name="P7"><text:span text:style-name="T3"><text:s text:c="2"/></text:span><text:span text:style-name="T9">return</text:span><text:span text:style-name="T3"> </text:span><text:span text:style-name="T14">1</text:span><text:span text:style-name="T13">;</text:span></text:p>
            <text:p text:style-name="P14">}</text:p>
          </table:table-cell>
        </table:table-row>
      </table:table>
      <text:p text:style-name="Standard"/>
      <text:p text:style-name="Standard"><text:span text:style-name="T5">Ejercicio 2 - temp3.c.</text:span> Imprime por pantalla la fecha actual, y la del día de ayer.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7">#include </text:span><text:span text:style-name="T8">&lt;</text:span><text:span text:style-name="T10">sys/types.h</text:span><text:span text:style-name="T8">&gt;</text:span></text:p>
            <text:p text:style-name="P7"><text:span text:style-name="T7">#include </text:span><text:span text:style-name="T8">&lt;</text:span><text:span text:style-name="T10">time.h</text:span><text:span text:style-name="T8">&gt;</text:span></text:p>
            <text:p text:style-name="P7"><text:span text:style-name="T7">#include </text:span><text:span text:style-name="T8">&lt;</text:span><text:span text:style-name="T10">stdio.h</text:span><text:span text:style-name="T8">&gt;</text:span></text:p>
            <text:p text:style-name="P8"/>
            <text:p text:style-name="P7"><text:soft-page-break/><text:span text:style-name="T9">int</text:span><text:span text:style-name="T3"> </text:span><text:span text:style-name="T11">main</text:span><text:span text:style-name="T12">()</text:span><text:span text:style-name="T3"> </text:span><text:span text:style-name="T13">{</text:span></text:p>
            <text:p text:style-name="P8"/>
            <text:p text:style-name="P7"><text:span text:style-name="T19">/* Declarar t_hoy, t_ayer */</text:span><text:span text:style-name="T3"> <text:s text:c="3"/></text:span></text:p>
            <text:p text:style-name="P8"><text:s text:c="4"/></text:p>
            <text:p text:style-name="P15">/* Tiempo actual (hoy)*/</text:p>
            <text:p text:style-name="P8"/>
            <text:p text:style-name="P15">/* Imprimir la fecha de hoy */</text:p>
            <text:p text:style-name="P8"><text:s text:c="4"/></text:p>
            <text:p text:style-name="P7"><text:span text:style-name="T3"><text:s text:c="2"/></text:span><text:span text:style-name="T15">printf</text:span><text:span text:style-name="T12">(</text:span><text:span text:style-name="T8">"</text:span><text:span text:style-name="T16">Hoy es:</text:span><text:span text:style-name="T17">%s</text:span><text:span text:style-name="T8">"</text:span><text:span text:style-name="T12">,)</text:span><text:span text:style-name="T13">;</text:span></text:p>
            <text:p text:style-name="P8"/>
            <text:p text:style-name="P15">/* Calcular el tiempo ayer */</text:p>
            <text:p text:style-name="P8"><text:s text:c="4"/></text:p>
            <text:p text:style-name="P7"><text:span text:style-name="T3"><text:s text:c="2"/>t_ayer </text:span><text:span text:style-name="T12">=</text:span><text:span text:style-name="T3"> </text:span><text:span text:style-name="T13">;</text:span></text:p>
            <text:p text:style-name="P8"/>
            <text:p text:style-name="P15">/* Imprimir el tiempo ayer */</text:p>
            <text:p text:style-name="P8"/>
            <text:p text:style-name="P7"><text:span text:style-name="T3"><text:s text:c="2"/></text:span><text:span text:style-name="T15">printf</text:span><text:span text:style-name="T12">(</text:span><text:span text:style-name="T8">"</text:span><text:span text:style-name="T16">Ayer fue:</text:span><text:span text:style-name="T17">%s</text:span><text:span text:style-name="T8">"</text:span><text:span text:style-name="T12">,)</text:span><text:span text:style-name="T13">;</text:span><text:span text:style-name="T3"> <text:s text:c="3"/></text:span></text:p>
            <text:p text:style-name="P7"><text:span text:style-name="T3"><text:s text:c="2"/></text:span><text:span text:style-name="T9">return</text:span><text:span text:style-name="T3"> </text:span><text:span text:style-name="T14">1</text:span><text:span text:style-name="T13">;</text:span></text:p>
            <text:p text:style-name="P14">}</text:p>
          </table:table-cell>
        </table:table-row>
      </table:table>
      <text:p text:style-name="Standard"/>
      <text:p text:style-name="Standard"><text:span text:style-name="T5">Ejercicio 3 - temp4.c.</text:span> Obtén y muestra la fecha actual, usando el formato <text:span text:style-name="T5">Hoy es martes, 17:40</text:span>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7">#include </text:span><text:span text:style-name="T8">&lt;</text:span><text:span text:style-name="T10">sys/types.h</text:span><text:span text:style-name="T8">&gt;</text:span></text:p>
            <text:p text:style-name="P7"><text:span text:style-name="T7">#include </text:span><text:span text:style-name="T8">&lt;</text:span><text:span text:style-name="T10">time.h</text:span><text:span text:style-name="T8">&gt;</text:span></text:p>
            <text:p text:style-name="P7"><text:span text:style-name="T7">#include </text:span><text:span text:style-name="T8">&lt;</text:span><text:span text:style-name="T10">stdio.h</text:span><text:span text:style-name="T8">&gt;</text:span></text:p>
            <text:p text:style-name="P8"/>
            <text:p text:style-name="P7"><text:span text:style-name="T9">int</text:span><text:span text:style-name="T3"> </text:span><text:span text:style-name="T11">main</text:span><text:span text:style-name="T12">()</text:span><text:span text:style-name="T3"> </text:span><text:span text:style-name="T13">{</text:span></text:p>
            <text:p text:style-name="P15">/* Declarar t, ptr y fecha adecuadamente */</text:p>
            <text:p text:style-name="P8"/>
            <text:p text:style-name="P15">/* Obtención del tiempo actual (t) */</text:p>
            <text:p text:style-name="P8"><text:s text:c="3"/></text:p>
            <text:p text:style-name="P15">/* Obtención de la estructura <text:s/>(ptr) */</text:p>
            <text:p text:style-name="P8"><text:s text:c="4"/></text:p>
            <text:p text:style-name="P15">/* Obtener la fecha en una cadena de la forma</text:p>
            <text:p text:style-name="P15"><text:s text:c="3"/>"Hoy es Martes 17:40" */</text:p>
            <text:p text:style-name="P8"><text:s text:c="7"/></text:p>
            <text:p text:style-name="P7"><text:span text:style-name="T3"><text:s text:c="2"/></text:span><text:span text:style-name="T15">strftime</text:span><text:span text:style-name="T12">(,</text:span><text:span text:style-name="T14">80</text:span><text:span text:style-name="T12">,</text:span><text:span text:style-name="T3"> </text:span><text:span text:style-name="T12">,)</text:span><text:span text:style-name="T13">;</text:span></text:p>
            <text:p text:style-name="P8"><text:s text:c="4"/></text:p>
            <text:p text:style-name="P7"><text:span text:style-name="T19">/* Imprimir la cadena resultante */</text:span><text:span text:style-name="T3"> <text:s text:c="3"/></text:span></text:p>
            <text:p text:style-name="P7"><text:span text:style-name="T3"><text:s text:c="2"/></text:span><text:span text:style-name="T15">printf</text:span><text:span text:style-name="T12">(</text:span><text:span text:style-name="T8">"</text:span><text:span text:style-name="T17">%s</text:span><text:span text:style-name="T18">\n</text:span><text:span text:style-name="T8">"</text:span><text:span text:style-name="T12">,)</text:span><text:span text:style-name="T13">;</text:span></text:p>
            <text:p text:style-name="P8"><text:s text:c="4"/></text:p>
            <text:p text:style-name="P7"><text:span text:style-name="T3"><text:s text:c="2"/></text:span><text:span text:style-name="T9">return</text:span><text:span text:style-name="T3"> </text:span><text:span text:style-name="T14">1</text:span><text:span text:style-name="T13">;</text:span></text:p>
            <text:p text:style-name="P7"><text:span text:style-name="T13">}</text:span><text:span text:style-name="T3"> <text:s/></text:span></text:p>
          </table:table-cell>
        </table:table-row>
      </table:table>
      <text:p text:style-name="Standard"/>
      <text:p text:style-name="Standard"><text:span text:style-name="T5">Ejercicio 4 - Makefile.</text:span> Crea un fichero <text:span text:style-name="T5">Makefile</text:span> con las múltiples objetivos para generar cada uno de los ejercicios. Así, al hacer <text:span text:style-name="T5">make temp3</text:span> deberá compilarse el ejercicio <text:span text:style-name="T5">temp3.c</text:span> (y así, con todos los demás).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Standard"/>
      <text:p text:style-name="Heading_20_2"><text:bookmark text:name="_6qwylayw4ck1"/>Compilación y Entrega</text:p>
      <text:p text:style-name="Standard">Entrega este documento exportado a PDF con las respuestas a las cuestiones y por otro lado el código fuente de todos los ejercicios, comprimido como .z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color="#ff0000" style:font-name="Cambria" fo:font-family="Cambria" style:font-family-generic="roman" style:font-pitch="variable" fo:font-size="18pt" style:font-name-asian="Cambria1" style:font-family-asian="Cambria" style:font-family-generic-asian="system" style:font-pitch-asian="variable" style:font-size-asian="18pt" style:font-name-complex="Cambria1" style:font-family-complex="Cambri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text-align="justify" style:justify-single-word="false" fo:keep-together="always" fo:keep-with-next="always"/>
      <style:text-properties fo:color="#4a86e8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38761d" style:font-name="Cambria" fo:font-family="Cambria" style:font-family-generic="roman" style:font-pitch="variable" fo:font-size="14pt" style:font-name-asian="Cambria1" style:font-family-asian="Cambria" style:font-family-generic-asian="system" style:font-pitch-asian="variable" style:font-size-asian="14pt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17.621cm" fo:margin-top="0cm" fo:margin-bottom="0cm" table:align="center"/>
    </style:style>
    <style:style style:name="Table9.A" style:family="table-column">
      <style:table-column-properties style:column-width="17.621cm"/>
    </style:style>
    <style:style style:name="Table9.1" style:family="table-row">
      <style:table-row-properties style:min-row-height="1.852cm" fo:keep-together="auto"/>
    </style:style>
    <style:style style:name="Table9.A1" style:family="table-cell">
      <style:table-cell-properties style:vertical-align="middle" fo:padding="0.176cm" fo:border="1pt solid #000000"/>
    </style:style>
    <style:style style:name="Table9.2" style:family="table-row">
      <style:table-row-properties fo:keep-together="auto"/>
    </style:style>
    <style:style style:name="Table9.A2" style:family="table-cell">
      <style:table-cell-properties fo:padding="0.176cm" fo:border="1pt solid #000000"/>
    </style:style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Arial" fo:font-size="10pt" style:font-name-asian="Arial1" style:font-size-asian="10pt" style:font-name-complex="Arial1" style:font-size-complex="10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M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MP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Consolas" fo:font-size="10pt" style:font-name-asian="Consolas1" style:font-size-asian="10pt" style:font-name-complex="Consolas1" style:font-size-complex="10pt"/>
    </style:style>
    <style:style style:name="MP7" style:family="paragraph" style:parent-style-name="Standard">
      <style:paragraph-properties fo:margin-top="0cm" fo:margin-bottom="0cm" loext:contextual-spacing="false" fo:line-height="100%"/>
    </style:style>
    <style:style style:name="MT1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MT2" style:family="text">
      <style:text-properties style:font-name="Consolas" fo:font-size="10pt" style:font-name-asian="Consolas1" style:font-size-asian="10pt" style:font-name-complex="Consolas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27cm" fo:margin-left="1.905cm" fo:margin-right="1.905cm" fo:background-color="#ffffff" style:writing-mode="lr-tb" style:layout-grid-color="#c0c0c0" style:layout-grid-lines="258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MP2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MP3"><draw:frame draw:style-name="Mfr1" draw:name="image1.png" text:anchor-type="char" svg:x="0cm" svg:y="0.185cm" svg:width="1.124cm" svg:height="1.272cm" draw:z-index="0"><draw:image xlink:href="Pictures/100000000000006900000078647D85B44F0C34F9.png" xlink:type="simple" xlink:show="embed" xlink:actuate="onLoad" loext:mime-type="image/png"/></draw:frame></text:p>
              <text:p text:style-name="MP4">AMPLIACIÓN DE SISTEMAS OPERATIVOS - HOJA DE EJERCICIOS</text:p>
              <text:p text:style-name="MP4">Hoja de Ejercicios 1.4</text:p>
            </table:table-cell>
          </table:table-row>
          <table:table-row table:style-name="Table9.2">
            <table:table-cell table:style-name="Table9.A2" office:value-type="string">
              <text:p text:style-name="MP5"><text:span text:style-name="MT1">Nombre y Apellidos:</text:span><text:span text:style-name="MT2"> <text:line-break/></text:span><text:span text:style-name="MT1">Nombre y Apellidos:</text:span><text:span text:style-name="MT2"> </text:span></text:p>
              <text:p text:style-name="MP6"/>
              <text:p text:style-name="MP5"><text:span text:style-name="MT1">Grupo:</text:span><text:span text:style-name="MT2"> </text:span></text:p>
            </table:table-cell>
          </table:table-row>
        </table:table>
        <text:p text:style-name="MP7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7T12:08:03.148920352</dc:date>
    <meta:editing-duration>PT10M7S</meta:editing-duration>
    <meta:editing-cycles>1</meta:editing-cycles>
    <meta:document-statistic meta:table-count="9" meta:image-count="1" meta:object-count="0" meta:page-count="5" meta:paragraph-count="132" meta:word-count="838" meta:character-count="5400" meta:non-whitespace-character-count="4473"/>
  </office:meta>
</office:document-meta>
</file>